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, 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color="#000000" loext:opacity="100%" fo:font-size="14pt" fo:language="kk" fo:country="KZ" style:font-size-asian="14pt" style:font-size-complex="14pt"/>
    </style:style>
    <style:style style:name="P8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fo:font-weight="bold" style:font-size-asian="14pt" style:font-weight-asian="bold" style:font-size-complex="14pt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margin-left="-0.499cm" fo:margin-right="0.101cm" fo:margin-top="0cm" fo:margin-bottom="0.21cm" style:contextual-spacing="false" fo:text-align="start" style:justify-single-word="false" fo:text-indent="0cm" style:auto-text-indent="false"/>
      <style:text-properties officeooo:paragraph-rsid="0014ea76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name-asian="Calibri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name-asian="Calibri" style:font-size-asian="14pt" style:font-weight-asian="bold" style:font-size-complex="14pt"/>
    </style:style>
    <style:style style:name="T8" style:family="text">
      <style:text-properties fo:color="#000000" loext:opacity="100%" style:font-name="DejaVu Serif" fo:font-size="13pt" style:font-size-asian="13pt" style:font-name-complex="DejaVu Serif" style:font-size-complex="13pt"/>
    </style:style>
    <style:style style:name="T9" style:family="text">
      <style:text-properties fo:color="#000000" loext:opacity="100%" style:font-name="DejaVu Serif1" fo:font-size="14pt" style:text-underline-style="none" officeooo:rsid="0014ea76" fo:background-color="#ffffff" loext:char-shading-value="0" style:font-size-asian="14pt" style:font-name-complex="DejaVu Serif1" style:font-size-complex="14pt" loext:padding="0cm" loext:border="none" loext:shadow="none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4">Курс: </text:span><text:span text:style-name="T7">JS</text:span><text:span text:style-name="T4"> Разработка интерфейса на </text:span><text:span text:style-name="T6">JavaScript</text:span></text:p>
      <text:p text:style-name="P6"><text:span text:style-name="T4">Дисциплина: </text:span><text:span text:style-name="T3">JavaScript - создание </text:span><text:span text:style-name="T4">интерактивных</text:span><text:span text:style-name="T3"> web приложений</text:span><text:span text:style-name="T5"> </text:span></text:p>
      <text:p text:style-name="P7"/>
      <text:p text:style-name="P8"/>
      <text:p text:style-name="P9">Проектируйте функции, нужные вам для решения задачи, используя подход TDD (Test Driven Development)! <text:tab/></text:p>
      <text:p text:style-name="P8"/>
      <text:p text:style-name="P10"><text:span text:style-name="T8">1. </text:span><text:bookmark text:name="_heading=h.30j0zll"/><text:span text:style-name="Internet_20_link"><text:span text:style-name="T9">Пользователь вводит строку в формате JSON. Используя метод JSON.parse() выведите информацию из введённого JSON-объекта в документ. Например, для объекта {id: 35, name: 'Robert', married: true} вывод будет такой:<text:line-break/><text:line-break/>ключ: 'id', значение: 35, тип: number;<text:line-break/>ключ: 'name', значение: 'Robert', тип: string;<text:line-break/>Ключ: 'married', значение: true, тип: boolean;</text:span></text:span></text:p>
      <text:p text:style-name="P10"><text:span text:style-name="Internet_20_link"><text:span text:style-name="T9"/></text:span></text:p>
      <text:p text:style-name="P10"><text:span text:style-name="Internet_20_link"><text:span text:style-name="T9">Пользователь может ввести некорректный JSON, предусмотрите понятный пользователю вывод для такого случая тоже.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, 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5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5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language-asian="zh" style:country-asian="CN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46cm" fo:margin-left="0cm" fo:margin-right="0cm" fo:margin-top="0.3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4cm" svg:height="1.693cm" draw:z-index="0"><draw:image xlink:href="Pictures/10000001000000F20000012EA26521CD8F85E06F.png" xlink:type="simple" xlink:show="embed" xlink:actuate="onLoad" draw:mime-type="image/png"/><draw:contour-polygon svg:width="1.983cm" svg:height="2.497cm" svg:viewBox="0 0 1983 2497" draw:points="181,0 22,884 22,2497 2005,2497 2005,480 577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0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2-01-19T04:52:00</meta:creation-date>
    <dc:date>2023-03-06T20:15:19.648446174</dc:date>
    <meta:editing-cycles>8</meta:editing-cycles>
    <meta:editing-duration>PT2H18M53S</meta:editing-duration>
    <meta:generator>LibreOffice/7.3.6.2$Linux_X86_64 LibreOffice_project/30$Build-2</meta:generator>
    <meta:document-statistic meta:table-count="0" meta:image-count="1" meta:object-count="0" meta:page-count="1" meta:paragraph-count="9" meta:word-count="93" meta:character-count="714" meta:non-whitespace-character-count="624"/>
    <meta:user-defined meta:name="AppVersion">16.0000</meta:user-defined>
  </office:meta>
</office:document-meta>
</file>